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01d" officeooo:paragraph-rsid="000f10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2, pente … Mb 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8:32:06.465369382</meta:creation-date>
    <meta:editing-duration>PT23S</meta:editing-duration>
    <meta:editing-cycles>2</meta:editing-cycles>
    <meta:generator>LibreOffice/7.3.7.2$Linux_X86_64 LibreOffice_project/30$Build-2</meta:generator>
    <dc:date>2024-04-14T18:32:26.955009287</dc:date>
    <meta:document-statistic meta:table-count="0" meta:image-count="0" meta:object-count="0" meta:page-count="1" meta:paragraph-count="1" meta:word-count="5" meta:character-count="18" meta:non-whitespace-character-count="14"/>
  </office:meta>
</office:document-meta>
</file>